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ff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0000" draw:fill="solid" draw:fill-color="#ffffff" fo:min-height="0cm"/>
    </style:style>
    <style:style style:name="gr7" style:family="graphic" style:parent-style-name="standard">
      <style:graphic-properties draw:stroke="none" svg:stroke-color="#ff0000" draw:fill="solid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 fo:font-size="20pt" fo:font-weight="bold" style:font-size-asian="18pt" style:font-size-complex="18pt"/>
    </style:style>
    <style:style style:name="T1" style:family="text">
      <style:text-properties fo:color="#ff0000" fo:font-size="20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cm" svg:height="1.5cm" draw:transform="rotate (1.5707963267946) translate (4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6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7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9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3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0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8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6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3.5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2cm 12.5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5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6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8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9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2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3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1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8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7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5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4.2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2.793cm 15.52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5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6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8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9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2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3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1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8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7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5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4.2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2.756cm 9.476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4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6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7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9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3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0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8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6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5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4cm" svg:height="1.5cm" draw:transform="rotate (1.5707963267946) translate (13.5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2.076cm 18.51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5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6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8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9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2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3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1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8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7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4cm" svg:height="1.5cm" draw:transform="rotate (1.5707963267946) translate (15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4.3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cm" svg:height="1.5cm" draw:transform="rotate (1.5707963267946) translate (12.87cm 21.534cm)">
          <text:p text:style-name="P2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3cm" svg:y1="24.5cm" svg:x2="9cm" svg:y2="1.5cm">
          <text:p text:style-name="P2"/>
        </draw:line>
        <draw:line draw:style-name="gr4" draw:text-style-name="P1" draw:layer="layout" svg:x1="6.125cm" svg:y1="24.5cm" svg:x2="12.125cm" svg:y2="1.5cm">
          <text:p text:style-name="P2"/>
        </draw:line>
        <draw:line draw:style-name="gr4" draw:text-style-name="P1" draw:layer="layout" svg:x1="3cm" svg:y1="24.5cm" svg:x2="9cm" svg:y2="1.5cm">
          <text:p text:style-name="P2"/>
        </draw:line>
        <draw:line draw:style-name="gr4" draw:text-style-name="P1" draw:layer="layout" svg:x1="4.689cm" svg:y1="24.5cm" svg:x2="10.689cm" svg:y2="1.5cm">
          <text:p text:style-name="P2"/>
        </draw:line>
        <draw:line draw:style-name="gr4" draw:text-style-name="P1" draw:layer="layout" svg:x1="10.813cm" svg:y1="24.5cm" svg:x2="16.813cm" svg:y2="1.5cm">
          <text:p text:style-name="P2"/>
        </draw:line>
        <draw:line draw:style-name="gr4" draw:text-style-name="P1" draw:layer="layout" svg:x1="7.688cm" svg:y1="24.5cm" svg:x2="13.688cm" svg:y2="1.5cm">
          <text:p text:style-name="P2"/>
        </draw:line>
        <draw:line draw:style-name="gr4" draw:text-style-name="P1" draw:layer="layout" svg:x1="9.377cm" svg:y1="24.5cm" svg:x2="15.377cm" svg:y2="1.5cm">
          <text:p text:style-name="P2"/>
        </draw:line>
        <draw:line draw:style-name="gr4" draw:text-style-name="P1" draw:layer="layout" svg:x1="15.251cm" svg:y1="24.5cm" svg:x2="21.251cm" svg:y2="1.5cm">
          <text:p text:style-name="P2"/>
        </draw:line>
        <draw:line draw:style-name="gr4" draw:text-style-name="P1" draw:layer="layout" svg:x1="12.126cm" svg:y1="24.5cm" svg:x2="18.126cm" svg:y2="1.5cm">
          <text:p text:style-name="P2"/>
        </draw:line>
        <draw:line draw:style-name="gr4" draw:text-style-name="P1" draw:layer="layout" svg:x1="13.815cm" svg:y1="24.5cm" svg:x2="19.815cm" svg:y2="1.5cm">
          <text:p text:style-name="P2"/>
        </draw:line>
        <draw:line draw:style-name="gr4" draw:text-style-name="P1" draw:layer="layout" svg:x1="-0.668cm" svg:y1="19.698cm" svg:x2="23.332cm" svg:y2="19.698cm">
          <text:p text:style-name="P2"/>
        </draw:line>
        <draw:line draw:style-name="gr4" draw:text-style-name="P1" draw:layer="layout" svg:x1="-0.5cm" svg:y1="16.5cm" svg:x2="23.5cm" svg:y2="16.5cm">
          <text:p text:style-name="P2"/>
        </draw:line>
        <draw:line draw:style-name="gr4" draw:text-style-name="P1" draw:layer="layout" svg:x1="-0.5cm" svg:y1="13.5cm" svg:x2="23.5cm" svg:y2="13.5cm">
          <text:p text:style-name="P2"/>
        </draw:line>
        <draw:line draw:style-name="gr4" draw:text-style-name="P1" draw:layer="layout" svg:x1="-0.857cm" svg:y1="10.665cm" svg:x2="23.143cm" svg:y2="10.665cm">
          <text:p text:style-name="P2"/>
        </draw:line>
        <draw:line draw:style-name="gr4" draw:text-style-name="P1" draw:layer="layout" svg:x1="-0.689cm" svg:y1="7.467cm" svg:x2="23.311cm" svg:y2="7.467cm">
          <text:p text:style-name="P2"/>
        </draw:line>
        <draw:line draw:style-name="gr4" draw:text-style-name="P1" draw:layer="layout" svg:x1="-0.689cm" svg:y1="4.467cm" svg:x2="23.311cm" svg:y2="4.467cm">
          <text:p text:style-name="P2"/>
        </draw:line>
        <draw:frame draw:style-name="gr5" draw:text-style-name="P3" draw:layer="layout" svg:width="0.858cm" svg:height="1.055cm" svg:x="19.5cm" svg:y="24.537cm">
          <draw:text-box>
            <text:p text:style-name="P2"><text:span text:style-name="T1">z</text:span></text:p>
          </draw:text-box>
        </draw:frame>
        <draw:frame draw:style-name="gr6" draw:text-style-name="P3" draw:layer="layout" svg:width="1cm" svg:height="1.055cm" svg:x="2.5cm" svg:y="24.537cm">
          <draw:text-box>
            <text:p text:style-name="P2"><text:span text:style-name="T1">x</text:span></text:p>
          </draw:text-box>
        </draw:frame>
        <draw:frame draw:style-name="gr7" draw:text-style-name="P3" draw:layer="layout" svg:width="1cm" svg:height="1.25cm" svg:x="1cm" svg:y="19.25cm">
          <draw:text-box>
            <text:p text:style-name="P2"><text:span text:style-name="T1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Win32 OpenOffice.org_project/680m12$Build-9286</meta:generator>
    <meta:initial-creator>Gustavo Augusto Hennig</meta:initial-creator>
    <meta:creation-date>2008-05-06T08:32:47</meta:creation-date>
    <dc:creator>Gustavo Augusto Hennig</dc:creator>
    <dc:date>2008-05-06T09:27:03</dc:date>
    <meta:editing-cycles>4</meta:editing-cycles>
    <meta:editing-duration>PT29M11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79"/>
  </office:meta>
</office:document-meta>
</file>